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/>
    <style:font-face style:name="Arial" svg:font-family="Arial" style:font-family-generic="swiss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312a" officeooo:paragraph-rsid="0013312a"/>
    </style:style>
    <style:style style:name="P2" style:family="paragraph" style:parent-style-name="Standard">
      <style:text-properties style:font-name="Exo" officeooo:rsid="0013312a" officeooo:paragraph-rsid="0013312a"/>
    </style:style>
    <style:style style:name="P3" style:family="paragraph" style:parent-style-name="Standard">
      <style:text-properties style:font-name="Exo" fo:font-weight="bold" officeooo:rsid="0013312a" officeooo:paragraph-rsid="0013312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3312a" officeooo:paragraph-rsid="0013312a"/>
    </style:style>
    <style:style style:name="T1" style:family="text">
      <style:text-properties style:font-name="Exo"/>
    </style:style>
    <style:style style:name="T2" style:family="text">
      <style:text-properties style:font-name="Exo" fo:font-weight="bold" style:font-weight-asian="bold" style:font-weight-complex="bold"/>
    </style:style>
    <style:style style:name="T3" style:family="text">
      <style:text-properties style:font-name="Exo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isi Linux Package Maintainer List for the extra Repository,</text:span> </text:p>
      <text:p text:style-name="P1"/>
      <text:p text:style-name="P4"><text:span text:style-name="T1">Take over the packages by filling in your name and email in the top of the pspec.xml file (between the &lt;packager&gt; &lt;/packager&gt;</text:span></text:p>
      <text:p text:style-name="P4"><text:span text:style-name="T1"/></text:p>
      <text:p text:style-name="P2">This list must be extended here must be place the Names of more Maintainers,</text:p>
      <text:p text:style-name="P2">without it we don‘t know who make which Package.</text:p>
      <text:p text:style-name="P2"><text:s/></text:p>
      <text:p text:style-name="P2"><text:s/><text:span text:style-name="T4">Groni maintain this Packages in the extra Repository:</text:span></text:p>
      <text:p text:style-name="P2"><text:s/></text:p>
      <text:p text:style-name="P2"><text:s/>multimedia cantata, banshee, easymp3 gain, graphics: kxstich kaption symbol editor </text:p>
      <text:p text:style-name="P2"><text:s/></text:p>
      <text:p text:style-name="P2"><text:s/>Pisilife :I maintain Pisilife complete</text:p>
      <text:p text:style-name="P2"><text:s/></text:p>
      <text:p text:style-name="P2"><text:s/></text:p>
      <text:p text:style-name="P3">Suvari maintain this Packages in the extra Repository:</text:p>
      <text:p text:style-name="P2"/>
      <text:p text:style-name="P2">ardour, ario, audacious, conky, cmus, darkice, ffdiaporama, frescobaldi, gnomad2, kaudiocreator, kid3, libbml, libgphoto2, libifp, libmodplug, libofa, libprojectM, </text:p>
      <text:p text:style-name="P2">lilycomp, lilypond, lmms, mac, miro, mixxx, mpc, mpd, musescore, musicbrainz4, musicbrainz5, </text:p>
      <text:p text:style-name="P2">musique, nightingale, pogo, qmmp, qpitch, quodlibet, tepsonic, tomahawk, yarock,</text:p>
      <text:p text:style-name="P2"/>
      <text:p text:style-name="P3">ayhanyalcinsoy maintain this Packages in the exta Repository:</text:p>
      <text:p text:style-name="P2"/>
      <text:p text:style-name="P2">onyx, spspp, rkward, sofastats, (extra depoya alındıklarında ise: gcstar, harman, krecipes, referencer)</text:p>
      <text:p text:style-name="P2"/>
      <text:p text:style-name="P2">perl-CDDB-File, perl-Class-Load, perl-DateTime, perl-DateTime-Format-Strptime, perl-Digest-MD5, perl-FindBin-Libs, perl, Module-Implementation, perl-Module-Runtime, perl-MP3-Tag,</text:p>
      <text:p text:style-name="P2">perl-Net-FreeDB, perl-Ogg-Vorbis-Header-PurePerl, perl-Test-Output</text:p>
      <text:p text:style-name="P2"/>
      <text:p text:style-name="P2">gpicview, gtknetcat, leafpad, lxlauncher, screengrab, libfm, lxappearance, lxappearance-obconf, lxde-common, lxde-menu-cache, lxdm, lxinput, lxmenu-data, lxpanel, lxpolkit, lxrandr,</text:p>
      <text:p text:style-name="P2">lxsession, lxshortcut, lxtask, lxterminal, pcmanf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/>
    <style:font-face style:name="Arial" svg:font-family="Arial" style:font-family-generic="swiss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L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de" fo:country="L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2:28:17.659928796</meta:creation-date>
    <dc:date>2014-09-22T12:34:04.767206167</dc:date>
    <meta:editing-duration>P0D</meta:editing-duration>
    <meta:editing-cycles>1</meta:editing-cycles>
    <meta:generator>LibreOffice/4.2.5.2$Linux_X86_64 LibreOffice_project/420m0$Build-2</meta:generator>
    <meta:document-statistic meta:table-count="0" meta:image-count="0" meta:object-count="0" meta:page-count="1" meta:paragraph-count="22" meta:word-count="176" meta:character-count="1522" meta:non-whitespace-character-count="1351"/>
  </office:meta>
</office:document-meta>
</file>